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Symbol1" svg:font-family="Symbol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2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" svg:font-family="Mangal" style:font-pitch="variable"/>
    <style:font-face style:name="Georgia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1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3f676b5f" officeooo:paragraph-rsid="3f676b5f"/>
    </style:style>
    <style:style style:name="P2" style:family="paragraph" style:parent-style-name="Text_20_body">
      <style:text-properties officeooo:rsid="46fd40f0" officeooo:paragraph-rsid="48c2129c"/>
    </style:style>
    <style:style style:name="P3" style:family="paragraph" style:parent-style-name="Text_20_body">
      <style:text-properties officeooo:paragraph-rsid="4714de7c"/>
    </style:style>
    <style:style style:name="P4" style:family="paragraph" style:parent-style-name="Text_20_body">
      <style:text-properties officeooo:rsid="46fb793e" officeooo:paragraph-rsid="4714de7c"/>
    </style:style>
    <style:style style:name="P5" style:family="paragraph" style:parent-style-name="Text_20_body">
      <style:text-properties officeooo:paragraph-rsid="4af667da"/>
    </style:style>
    <style:style style:name="P6" style:family="paragraph" style:parent-style-name="Contents_20_4">
      <style:paragraph-properties>
        <style:tab-stops>
          <style:tab-stop style:position="10.797cm" style:type="right" style:leader-style="dotted" style:leader-text="."/>
        </style:tab-stops>
      </style:paragraph-properties>
    </style:style>
    <style:style style:name="P7" style:family="paragraph" style:parent-style-name="Contents_20_1">
      <style:paragraph-properties>
        <style:tab-stops>
          <style:tab-stop style:position="10.797cm" style:type="right" style:leader-style="dotted" style:leader-text="."/>
        </style:tab-stops>
      </style:paragraph-properties>
    </style:style>
    <style:style style:name="P8" style:family="paragraph" style:parent-style-name="Standard" style:master-page-name="Standard">
      <style:paragraph-properties style:page-number="auto"/>
    </style:style>
    <style:style style:name="P9" style:family="paragraph" style:parent-style-name="Example" style:list-style-name="L1"/>
    <style:style style:name="P10" style:family="paragraph" style:parent-style-name="Example" style:list-style-name="L2"/>
    <style:style style:name="P11" style:family="paragraph" style:parent-style-name="Heading_20_1">
      <style:text-properties officeooo:paragraph-rsid="4af57563"/>
    </style:style>
    <style:style style:name="P12" style:family="paragraph" style:parent-style-name="Heading_20_4">
      <style:text-properties officeooo:paragraph-rsid="48ca75ff"/>
    </style:style>
    <style:style style:name="P13" style:family="paragraph" style:parent-style-name="Heading_20_4">
      <style:text-properties officeooo:paragraph-rsid="4af667da"/>
    </style:style>
    <style:style style:name="P14" style:family="paragraph" style:parent-style-name="Heading_20_4">
      <style:text-properties officeooo:paragraph-rsid="4af93a77"/>
    </style:style>
    <style:style style:name="P15" style:family="paragraph" style:parent-style-name="Text_20_body">
      <style:text-properties officeooo:paragraph-rsid="4af667da"/>
    </style:style>
    <style:style style:name="P16" style:family="paragraph" style:parent-style-name="Text_20_body">
      <style:text-properties officeooo:rsid="4274a441" officeooo:paragraph-rsid="4af93a77"/>
    </style:style>
    <style:style style:name="P17" style:family="paragraph" style:parent-style-name="Text_20_body">
      <style:text-properties officeooo:paragraph-rsid="4af93a7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1501b542" style:font-style-asian="italic" style:font-style-complex="italic"/>
    </style:style>
    <style:style style:name="T3" style:family="text">
      <style:text-properties fo:font-style="italic" officeooo:rsid="46ffb340" style:font-style-asian="italic" style:font-style-complex="italic"/>
    </style:style>
    <style:style style:name="T4" style:family="text">
      <style:text-properties fo:font-style="italic" officeooo:rsid="46fd6bc4" style:font-style-asian="italic" style:font-style-complex="italic"/>
    </style:style>
    <style:style style:name="T5" style:family="text">
      <style:text-properties fo:font-style="italic" officeooo:rsid="13dfae71" style:font-style-asian="italic" style:font-style-complex="italic"/>
    </style:style>
    <style:style style:name="T6" style:family="text">
      <style:text-properties fo:font-style="italic" officeooo:rsid="4757030d" style:font-style-asian="italic" style:font-style-complex="italic"/>
    </style:style>
    <style:style style:name="T7" style:family="text">
      <style:text-properties fo:font-style="italic" officeooo:rsid="48bef0e3" style:font-style-asian="italic" style:font-style-complex="italic"/>
    </style:style>
    <style:style style:name="T8" style:family="text">
      <style:text-properties fo:font-style="italic" officeooo:rsid="481a8ddf" style:font-style-asian="italic" style:font-style-complex="italic"/>
    </style:style>
    <style:style style:name="T9" style:family="text">
      <style:text-properties fo:font-style="normal" officeooo:rsid="1501b542" style:font-style-asian="normal" style:font-style-complex="normal"/>
    </style:style>
    <style:style style:name="T10" style:family="text">
      <style:text-properties fo:font-style="normal" officeooo:rsid="474ce652" style:font-style-asian="normal" style:font-style-complex="normal"/>
    </style:style>
    <style:style style:name="T11" style:family="text">
      <style:text-properties fo:font-style="normal" officeooo:rsid="4886a65a" style:font-style-asian="normal" style:font-style-complex="normal"/>
    </style:style>
    <style:style style:name="T12" style:family="text">
      <style:text-properties fo:font-style="normal" officeooo:rsid="48bef0e3" style:font-style-asian="normal" style:font-style-complex="normal"/>
    </style:style>
    <style:style style:name="T13" style:family="text">
      <style:text-properties fo:color="#ff6400" fo:font-style="normal" officeooo:rsid="41943a51" style:font-style-asian="normal" style:font-style-complex="normal"/>
    </style:style>
    <style:style style:name="T14" style:family="text">
      <style:text-properties officeooo:rsid="419a37b8"/>
    </style:style>
    <style:style style:name="T15" style:family="text">
      <style:text-properties style:use-window-font-color="true" style:font-name="Georgia1" fo:font-size="10pt" fo:letter-spacing="0.004cm" fo:language="cs" fo:country="CZ" fo:font-style="normal" officeooo:rsid="419a37b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6" style:family="text">
      <style:text-properties style:use-window-font-color="true" style:font-name="Georgia1" fo:font-size="10pt" fo:letter-spacing="0.004cm" fo:language="cs" fo:country="CZ" fo:font-style="normal" officeooo:rsid="47e0591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7" style:family="text">
      <style:text-properties style:use-window-font-color="true" style:font-name="Georgia1" fo:font-size="10pt" fo:letter-spacing="0.004cm" fo:language="cs" fo:country="CZ" fo:font-style="normal" officeooo:rsid="4817771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8" style:family="text">
      <style:text-properties style:use-window-font-color="true" style:font-name="Georgia1" fo:font-size="10pt" fo:letter-spacing="0.004cm" fo:language="cs" fo:country="CZ" fo:font-style="normal" officeooo:rsid="481a8dd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9" style:family="text">
      <style:text-properties style:use-window-font-color="true" style:font-name="Georgia1" fo:font-size="10pt" fo:letter-spacing="0.004cm" fo:language="cs" fo:country="CZ" fo:font-style="normal" officeooo:rsid="49ce3a2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0" style:family="text">
      <style:text-properties style:use-window-font-color="true" style:font-name="Georgia1" fo:font-size="10pt" fo:letter-spacing="0.004cm" fo:language="cs" fo:country="CZ" fo:font-style="normal" officeooo:rsid="49ce7ec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1" style:family="text">
      <style:text-properties style:use-window-font-color="true" style:font-name="Georgia1" fo:font-size="10pt" fo:letter-spacing="0.004cm" fo:language="cs" fo:country="CZ" fo:font-style="normal" officeooo:rsid="49d4300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2" style:family="text">
      <style:text-properties style:use-window-font-color="true" style:font-name="Georgia1" fo:font-size="10pt" fo:letter-spacing="0.004cm" fo:language="cs" fo:country="CZ" fo:font-style="normal" officeooo:rsid="4a9ed71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3" style:family="text">
      <style:text-properties style:use-window-font-color="true" style:font-name="Georgia1" fo:font-size="10pt" fo:letter-spacing="0.004cm" fo:language="cs" fo:country="CZ" fo:font-style="normal" officeooo:rsid="49cdec6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4" style:family="text">
      <style:text-properties style:use-window-font-color="true" style:font-name="Georgia1" fo:font-size="10pt" fo:letter-spacing="0.004cm" fo:language="cs" fo:country="CZ" fo:font-style="normal" officeooo:rsid="470bedd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" style:family="text">
      <style:text-properties style:use-window-font-color="true" style:font-name="Georgia1" fo:font-size="10pt" fo:letter-spacing="0.004cm" fo:language="cs" fo:country="CZ" fo:font-style="normal" officeooo:rsid="4af2f55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" style:family="text">
      <style:text-properties style:use-window-font-color="true" style:font-name="Georgia1" fo:font-size="10pt" fo:letter-spacing="0.004cm" fo:language="cs" fo:country="CZ" fo:font-style="normal" officeooo:rsid="4b36181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" style:family="text">
      <style:text-properties style:use-window-font-color="true" style:font-name="Georgia1" fo:font-size="10pt" fo:letter-spacing="0.004cm" fo:language="cs" fo:country="CZ" fo:font-style="normal" officeooo:rsid="4b3a745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8" style:family="text">
      <style:text-properties style:use-window-font-color="true" style:font-name="Georgia1" fo:font-size="10pt" fo:letter-spacing="0.004cm" fo:language="cs" fo:country="CZ" fo:font-style="normal" officeooo:rsid="13dfae7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9" style:family="text">
      <style:text-properties style:use-window-font-color="true" style:font-name="Georgia1" fo:font-size="10pt" fo:letter-spacing="0.004cm" fo:language="cs" fo:country="CZ" fo:font-style="normal" officeooo:rsid="4b39174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0" style:family="text">
      <style:text-properties style:use-window-font-color="true" style:font-name="Georgia1" fo:font-size="10pt" fo:letter-spacing="0.004cm" fo:language="cs" fo:country="CZ" fo:font-style="normal" officeooo:rsid="4af93a77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31" style:family="text">
      <style:text-properties style:use-window-font-color="true" style:font-name="Georgia1" fo:font-size="10pt" fo:letter-spacing="0.004cm" fo:language="cs" fo:country="CZ" fo:font-style="italic" officeooo:rsid="4af93a77" style:letter-kerning="true" style:font-name-asian="Times New Roman" style:font-size-asian="10pt" style:language-asian="cs" style:country-asian="CZ" style:font-style-asian="italic" style:font-name-complex="Times New Roman" style:font-size-complex="12pt" style:language-complex="ar" style:country-complex="SA" style:font-style-complex="italic"/>
    </style:style>
    <style:style style:name="T32" style:family="text">
      <style:text-properties style:use-window-font-color="true" style:font-name="Georgia" fo:font-size="12pt" fo:letter-spacing="0.004cm" fo:language="cs" fo:country="CZ" fo:font-style="italic" style:text-underline-style="none" fo:font-weight="bold" officeooo:rsid="4868a010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T33" style:family="text">
      <style:text-properties style:use-window-font-color="true" style:font-name="Georgia" fo:font-size="12pt" fo:letter-spacing="0.004cm" fo:language="cs" fo:country="CZ" fo:font-style="italic" style:text-underline-style="none" fo:font-weight="bold" officeooo:rsid="4a4fc61a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T34" style:family="text">
      <style:text-properties officeooo:rsid="46fd40f0"/>
    </style:style>
    <style:style style:name="T35" style:family="text">
      <style:text-properties officeooo:rsid="46fd6bc4"/>
    </style:style>
    <style:style style:name="T36" style:family="text">
      <style:text-properties officeooo:rsid="474ce652"/>
    </style:style>
    <style:style style:name="T37" style:family="text">
      <style:text-properties officeooo:rsid="13dfae71"/>
    </style:style>
    <style:style style:name="T38" style:family="text">
      <style:text-properties officeooo:rsid="4817771e"/>
    </style:style>
    <style:style style:name="T39" style:family="text">
      <style:text-properties officeooo:rsid="481a8ddf"/>
    </style:style>
    <style:style style:name="T40" style:family="text">
      <style:text-properties officeooo:rsid="4868a010"/>
    </style:style>
    <style:style style:name="T41" style:family="text">
      <style:text-properties officeooo:rsid="49cdec60"/>
    </style:style>
    <style:style style:name="T42" style:family="text">
      <style:text-properties officeooo:rsid="49ce7ece"/>
    </style:style>
    <style:style style:name="T43" style:family="text">
      <style:text-properties officeooo:rsid="470bedd5"/>
    </style:style>
    <style:style style:name="T44" style:family="text">
      <style:text-properties officeooo:rsid="4b361815"/>
    </style:style>
    <style:style style:name="T45" style:family="text">
      <style:text-properties officeooo:rsid="4af93a77"/>
    </style:style>
    <style:style style:name="T46" style:family="text">
      <style:text-properties fo:language="cs" fo:country="CZ" fo:font-style="normal" officeooo:rsid="219805d8" style:language-asian="cs" style:country-asian="CZ" style:font-style-asian="normal" style:font-style-complex="normal"/>
    </style:style>
    <style:style style:name="T47" style:family="text">
      <style:text-properties fo:language="cs" fo:country="CZ" fo:font-style="normal" officeooo:rsid="21e767d4" style:language-asian="cs" style:country-asian="CZ" style:font-style-asian="normal" style:font-style-complex="normal"/>
    </style:style>
    <style:style style:name="T48" style:family="text">
      <style:text-properties fo:language="cs" fo:country="CZ" fo:font-style="normal" officeooo:rsid="4af93a77" style:language-asian="cs" style:country-asian="CZ" style:font-style-asian="normal" style:font-style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table-of-content text:style-name="Sect1" text:protected="true" text:name="Table of Contents1">
        <text:table-of-content-source text:outline-level="4" text:index-scope="chapter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7"><text:a xlink:type="simple" xlink:href="#__RefHeading___Toc43016_298756679" text:style-name="Internet_20_link" text:visited-style-name="Internet_20_link">Zrušené schopnosti a kouzla (s odůvodněním)</text:a><text:tab/>1</text:p>
          <text:p text:style-name="P6"><text:a xlink:type="simple" xlink:href="#__RefHeading___Toc17797_4252866283" text:style-name="Internet_20_link" text:visited-style-name="Internet_20_link">Portál *</text:a><text:a xlink:type="simple" xlink:href="#__RefHeading___Toc17797_4252866283" text:style-name="Internet_20_link" text:visited-style-name="Internet_20_link">Š</text:a><text:a xlink:type="simple" xlink:href="#__RefHeading___Toc17797_4252866283" text:style-name="Internet_20_link" text:visited-style-name="Internet_20_link">ár</text:a><text:a xlink:type="simple" xlink:href="#__RefHeading___Toc17797_4252866283" text:style-name="Internet_20_link" text:visited-style-name="Internet_20_link">*</text:a><text:tab/>1</text:p>
        </text:index-body>
      </text:table-of-content>
      <text:h text:style-name="P11" text:outline-level="1">Zrušené schopnosti a kouzla (s odůvodněním)</text:h>
      <text:h text:style-name="Heading_20_3" text:outline-level="3">Kouzelník</text:h>
      <text:h text:style-name="P12" text:outline-level="4"><text:bookmark-start text:name="__RefHeading___Toc17797_4252866283"/>Portál<text:span text:style-name="T40"> *</text:span><text:span text:style-name="T32">Š</text:span><text:span text:style-name="T33">ár</text:span><text:span text:style-name="T40">*</text:span><text:bookmark-end text:name="__RefHeading___Toc17797_4252866283"/></text:h>
      <text:p text:style-name="P2"><text:span text:style-name="T7">Sesílání:</text:span><text:span text:style-name="T12"> 1 minuta, po přípravě 1 kolo</text:span><text:span text:style-name="T5"><text:line-break/></text:span><text:span text:style-name="T1">Trvání:</text:span> po dobu <text:span text:style-name="T1">soustředění</text:span></text:p>
      <text:p text:style-name="P3"><text:span text:style-name="T43">Abys mohl seslat </text:span><text:span text:style-name="T6">portál</text:span><text:span text:style-name="T43">, někdo nejdříve musí </text:span><text:span text:style-name="T24">o</text:span><text:span text:style-name="T25">patřit</text:span><text:span text:style-name="T43"> dva různé fyzické průchody (dveře, chodby) tebou určenými symboly, na obou místech stejnými. Jakmile v jednom z takto připravených průchodů vyslovíš zaklínací formuli, symboly na obou místech se rozzáří slabým namodralým svitem. Dokud se nepřestaneš </text:span><text:span text:style-name="T3">soustředi</text:span><text:span text:style-name="T4">t</text:span><text:span text:style-name="T35">, kdokoliv projde jedním portálem, zmizí a vyjde z toho druhého. </text:span><text:span text:style-name="T4">Portál</text:span><text:span text:style-name="T35"> přenáší jen živé tvory (se vším, co nesou) a transportuje je vždy najednou, nejde tedy „prostrčit“ třeba jen část ruky nebo nějaký předmět.</text:span></text:p>
      <text:p text:style-name="P4">/<text:span text:style-name="T34">* Udržování zajistí, že „improvizované“ portály nebudou všudypřítomné. */</text:span></text:p>
      <text:p text:style-name="Example_20_Header">Důvody pro zrušení:</text:p>
      <text:p text:style-name="Example">Trklo mě to včera při hře, když postavy potřebovaly rychle cestovat, aby zachránily trpaslického prince z obleženého města. S takhle napsaným portálem by si kouzelník začal budovat síť připravených průchodů a postupně by tím trivializoval cestování. Cestovalo by se vždy jen do míst, kde ještě postavy nebyly. Nebyl by taky problém si klidně uprostřed dungeonu prak<text:soft-page-break/>ticky instantně "odskočit do města" a zase se vrátit zpět. Někdo z hráčů taky nadhodil, že by to dost trivializovalo dobývání hradů - stačilo by, aby se dovnitř dostal jeden člověk, udělal někde značky pro portál a kouzelník by tam pak poslal celou armádu.</text:p>
      <text:list xml:id="list540410809" text:style-name="L1">
        <text:list-item>
          <text:p text:style-name="P9">Svět, kde by fungovalo takovéhle kouzlo (byť mistrovské), by samozřejmě mohl v pohodě fungovat a bylo by pořád zábavné v něm hrát (mně by to třeba zas až tak moc nevadilo). Někdo z hráčů ale správně podotknul, že když tohle kouzlo bude v pravidlech, tak s ním všechny světy všech hráčů budou muset počítat, což asi není dobře. Tohle by rozhodně mělo být opt-in, pokud vůbec, nikoliv opt-out.</text:p>
        </text:list-item>
      </text:list>
      <text:p text:style-name="Example">Zvažovali jsme i pár možností, jak portál oslabit.</text:p>
      <text:list xml:id="list3880314373" text:style-name="L2">
        <text:list-item>
          <text:p text:style-name="P10">Omezení dosahu by ničemu nepomohlo, kouzelník by prostě proskákal několika portály. Když by ta vzdálenost byla moc krátká, tak by zas to kouzlo bylo nepoužitelné.</text:p>
        </text:list-item>
        <text:list-item>
          <text:p text:style-name="P10">Omezení četnosti použití by taky ničemu nepomohla.</text:p>
        </text:list-item>
        <text:list-item>
          <text:p text:style-name="P10">Omezení na pouze jednu dvojici značek by trochu pomohlo (kouzelník by nemohl skákat úplně všude), ale dost by to kouzlo zkomplikovalo a hodně z těch nepříjemných důsledků pro svět by zůstalo, takže to asi nestojí za to.</text:p>
        </text:list-item>
      </text:list>
      <text:p text:style-name="Example">=&gt; Úplně portál vyřadit bude asi nejlepší řešení.</text:p>
      <text:p text:style-name="Example"><text:span text:style-name="T1">edit:</text:span> Ve světě Dračáku portály budou, ale budou to velké, kamenné artefakty z dávných dob.</text:p>
      <text:h text:style-name="P13" text:outline-level="4">Oheň <text:span text:style-name="T41">*Eš*</text:span></text:h>
      <text:p text:style-name="P5"><text:span text:style-name="T5">Dosah:</text:span><text:span text:style-name="T37"> krátký<text:line-break/></text:span><text:span text:style-name="T5">Rozsah:</text:span><text:span text:style-name="T37"> vš</text:span><text:span text:style-name="T28">u</text:span><text:span text:style-name="T29">de</text:span><text:span text:style-name="T37"> v </text:span><text:span text:style-name="T5">kontaktní vzdálenosti</text:span><text:span text:style-name="T37"> od určeného místa<text:line-break/></text:span><text:span text:style-name="T5">Trvání:</text:span><text:span text:style-name="T37"> několik minut<text:line-break/></text:span><text:span text:style-name="T2">Efekt:</text:span><text:span text:style-name="T9"> </text:span><text:span text:style-name="T11">každé kolo </text:span><text:span text:style-name="T10">zranění za</text:span><text:span text:style-name="T9"> </text:span><text:span text:style-name="T23">8</text:span><text:span text:style-name="T44">kz </text:span><text:span text:style-name="T13">ohněm</text:span><text:span text:style-name="T36"> (odečítá se Zbroj)</text:span></text:p>
      <text:p text:style-name="P5"><text:soft-page-break/><text:span text:style-name="T42">Na místě, kam ukážeš, vzplane oheň velký podle tvého přání, nejvíce ale jako vatra o průměru několika metrů. Musí vždy být na něčem pevném a m</text:span><text:span text:style-name="T19">ůže </text:span><text:span text:style-name="T20">hořet</text:span><text:span text:style-name="T19"> j</text:span><text:span text:style-name="T26">en tam, kde by hořel obyčejný oheň, nejde tedy vyčarovat na vodě nebo ve vzduchu.</text:span><text:span text:style-name="T19"><text:line-break/><text:tab/></text:span><text:span text:style-name="T16">S</text:span><text:span text:style-name="T17">álá z n</text:span><text:span text:style-name="T21">ěj</text:span><text:span text:style-name="T38"> silný žár. Počínaje příštím kolem při doteku každé kolo způsobí zranění za </text:span><text:span text:style-name="T15">8</text:span><text:span text:style-name="T38">kz </text:span><text:span text:style-name="T13">ohněm</text:span><text:span text:style-name="T14"> (odečítá se zbroj). </text:span><text:span text:style-name="T15">D</text:span><text:span text:style-name="T18">okud kouzlo trvá, nejde uhasit</text:span><text:span text:style-name="T39">.<text:line-break/><text:tab/></text:span><text:span text:style-name="T8">Oheň</text:span><text:span text:style-name="T39"> není útočné kouzlo. Když na tebe v kole sesílání někdo útočí, </text:span><text:span text:style-name="T18">h</text:span><text:span text:style-name="T22">ázíš si proti němu</text:span><text:span text:style-name="T39"> </text:span><text:span text:style-name="T8">na obranu</text:span><text:span text:style-name="T39">.</text:span></text:p>
      <text:p text:style-name="P5">/<text:span text:style-name="T44">* Co když ho sešlu na loď? Radši to zruším, lodě by </text:span><text:span text:style-name="T26">p</text:span><text:span text:style-name="T27">roti tomu</text:span><text:span text:style-name="T44"> asi neměly šanci */</text:span></text:p>
      <text:h text:style-name="Heading_20_3" text:outline-level="3">Zloděj</text:h>
      <text:h text:style-name="P14" text:outline-level="4">Získání důvěry</text:h>
      <text:p text:style-name="P16"><text:span text:style-name="T46">Když se se tebou bude někdo </text:span><text:span text:style-name="T47">několik minut</text:span><text:span text:style-name="T46"> bavit na nějaké téma, získá pocit, že ti v tomto ohledu může zcela věřit.</text:span></text:p>
      <text:p text:style-name="P17"><text:span text:style-name="T46">/</text:span><text:span text:style-name="T48">* P</text:span><text:span text:style-name="T30">řekrývalo se to s </text:span><text:span text:style-name="T31">přemlouváním</text:span><text:span text:style-name="T30"> a </text:span><text:span text:style-name="T31">přemlouvání</text:span><text:span text:style-name="T30"> je líp formulované.</text:span><text:span text:style-name="T48"> */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Symbol1" svg:font-family="Symbol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2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" svg:font-family="Mangal" style:font-pitch="variable"/>
    <style:font-face style:name="Georgia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1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1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1" fo:font-family="Georgia" style:font-style-name="Regular" style:font-family-generic="roman" style:font-pitch="variable" fo:font-size="10pt" fo:letter-spacing="0.004cm" fo:font-style="normal" officeooo:rsid="4633b527" style:font-style-asian="normal" style:font-style-complex="normal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1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1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" fo:font-family="Georgia" style:font-style-name="Bold" style:font-family-generic="roman" style:font-pitch="variable" fo:font-size="10pt" fo:letter-spacing="0.004cm" fo:language="cs" fo:country="CZ" style:text-underline-style="solid" style:text-underline-width="auto" style:text-underline-color="font-color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" fo:font-family="Georgia" style:font-style-name="Bold" style:font-family-generic="roman" style:font-pitch="variable" fo:font-size="10pt" fo:letter-spacing="0.004cm" fo:language="cs" fo:country="CZ" fo:font-style="italic" style:text-underline-style="solid" style:text-underline-width="auto" style:text-underline-color="font-color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1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1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1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1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1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1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1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1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1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Properties" style:family="paragraph" style:parent-style-name="Text_20_body" style:master-page-name="">
      <style:paragraph-properties fo:margin-left="0.801cm" fo:margin-right="0cm" fo:margin-top="0cm" fo:margin-bottom="0.3cm" loext:contextual-spacing="true" fo:line-height="125%" fo:text-indent="-0.6cm" style:auto-text-indent="false" style:page-number="auto">
        <style:tab-stops>
          <style:tab-stop style:position="0.499cm"/>
        </style:tab-stops>
      </style:paragraph-properties>
    </style:style>
    <style:style style:name="Property_20_block" style:display-name="Property block" style:family="paragraph" style:parent-style-name="Text_20_body">
      <style:paragraph-properties fo:margin-left="0.199cm" fo:margin-right="0cm" fo:text-indent="0cm" style:auto-text-indent="false"/>
    </style:style>
    <style:style style:name="WW8Num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2" fo:font-family="Symbol" style:font-family-generic="roman" style:font-pitch="variable" style:font-charset="x-symbol" style:font-name-complex="Symbol2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2" fo:font-family="Symbol" style:font-family-generic="roman" style:font-pitch="variable" style:font-charset="x-symbol" style:font-name-complex="Symbol2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2" fo:font-family="Symbol" style:font-family-generic="roman" style:font-pitch="variable" style:font-charset="x-symbol" style:font-name-complex="Symbol2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2" fo:font-family="Symbol" style:font-family-generic="roman" style:font-pitch="variable" style:font-charset="x-symbol" style:font-name-complex="Symbol2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2" fo:font-family="Symbol" style:font-family-generic="roman" style:font-pitch="variable" style:font-charset="x-symbol" style:font-name-complex="Symbol2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2" fo:font-family="Symbol" style:font-family-generic="roman" style:font-pitch="variable" style:font-charset="x-symbol" style:font-name-complex="Symbol2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2" fo:font-family="Symbol" style:font-family-generic="roman" style:font-pitch="variable" style:font-charset="x-symbol" style:font-name-complex="Symbol2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2" fo:font-family="Symbol" style:font-family-generic="roman" style:font-pitch="variable" style:font-charset="x-symbol" style:font-name-complex="Symbol2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2" fo:font-family="Symbol" style:font-family-generic="roman" style:font-pitch="variable" style:font-charset="x-symbol" style:font-name-complex="Symbol2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2" fo:font-family="Symbol" style:font-family-generic="roman" style:font-pitch="variable" style:font-charset="x-symbol" style:font-name-complex="Symbol2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2" fo:font-family="Symbol" style:font-family-generic="roman" style:font-pitch="variable" style:font-charset="x-symbol" style:font-name-complex="Symbol2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dkaz_20_na_20_kapitolu" style:display-name="Odkaz na kapitolu" style:family="text">
      <style:text-properties style:use-window-font-color="true" style:font-name="Georgia1" fo:font-family="Georgia" style:font-style-name="Regular" style:font-family-generic="roman" style:font-pitch="variable" fo:font-size="10pt" fo:letter-spacing="0.004cm" fo:language="cs" fo:country="CZ" fo:font-style="normal" fo:font-weight="bold" officeooo:rsid="2af9ce22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style-asian="normal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normal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Odkaz_20_na_20_kapitolu_20_v_20_příkladu" style:display-name="Odkaz na kapitolu v příkladu" style:family="text">
      <style:text-properties style:use-window-font-color="true" style:font-name="Georgia1" fo:font-family="Georgia" style:font-style-name="Regular" style:font-family-generic="roman" style:font-pitch="variable" fo:font-size="71%" fo:letter-spacing="0.007cm" fo:language="en" fo:country="US" fo:font-style="normal" fo:font-weight="bold" officeooo:rsid="36c86be9" style:letter-kerning="true" fo:background-color="transparent" style:font-name-asian="Times New Roman" style:font-family-asian="'Times New Roman'" style:font-family-generic-asian="roman" style:font-pitch-asian="variable" style:font-size-asian="10pt" style:language-asian="zxx" style:country-asian="none" style:font-style-asian="italic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3f676b5f" officeooo:paragraph-rsid="3f676b5f"/>
    </style:style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14.801cm" fo:page-height="21.001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text:page-number text:select-page="current">4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HTML" style:page-layout-name="Mpm4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York</meta:initial-creator>
    <meta:creation-date>2005-12-09T12:24:00</meta:creation-date>
    <dc:date>2019-11-05T12:46:12.491000000</dc:date>
    <meta:print-date>2113-01-01T00:00:00</meta:print-date>
    <meta:editing-cycles>23282</meta:editing-cycles>
    <meta:editing-duration>P69DT3H9M49S</meta:editing-duration>
    <meta:generator>LibreOffice/6.3.2.2$Windows_X86_64 LibreOffice_project/98b30e735bda24bc04ab42594c85f7fd8be07b9c</meta:generator>
    <dc:creator>York </dc:creator>
    <meta:document-statistic meta:table-count="0" meta:image-count="0" meta:object-count="0" meta:page-count="4" meta:paragraph-count="27" meta:word-count="558" meta:character-count="3378" meta:non-whitespace-character-count="2849"/>
  </office:meta>
</office:document-meta>
</file>